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Mono" svg:font-family="'PT Mono', Monac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c626" officeooo:paragraph-rsid="0012c626"/>
    </style:style>
    <style:style style:name="P2" style:family="paragraph" style:parent-style-name="Standard">
      <style:text-properties officeooo:rsid="0012c626" officeooo:paragraph-rsid="0015b729"/>
    </style:style>
    <style:style style:name="P3" style:family="paragraph" style:parent-style-name="Standard">
      <style:text-properties officeooo:rsid="0012c626" officeooo:paragraph-rsid="001a36db"/>
    </style:style>
    <style:style style:name="P4" style:family="paragraph" style:parent-style-name="Standard">
      <style:text-properties officeooo:rsid="0012c626" officeooo:paragraph-rsid="00247994"/>
    </style:style>
    <style:style style:name="P5" style:family="paragraph" style:parent-style-name="Standard">
      <style:text-properties officeooo:rsid="0012c626" officeooo:paragraph-rsid="0027f890"/>
    </style:style>
    <style:style style:name="P6" style:family="paragraph" style:parent-style-name="Standard">
      <style:text-properties officeooo:rsid="0012c626" officeooo:paragraph-rsid="002b0ac4"/>
    </style:style>
    <style:style style:name="P7" style:family="paragraph" style:parent-style-name="Standard">
      <style:text-properties officeooo:rsid="0012c626" officeooo:paragraph-rsid="002b99cf"/>
    </style:style>
    <style:style style:name="P8" style:family="paragraph" style:parent-style-name="Standard">
      <style:text-properties officeooo:rsid="0012c626" officeooo:paragraph-rsid="002da78c"/>
    </style:style>
    <style:style style:name="P9" style:family="paragraph" style:parent-style-name="Standard">
      <style:text-properties officeooo:rsid="001c425c" officeooo:paragraph-rsid="001a36db"/>
    </style:style>
    <style:style style:name="P10" style:family="paragraph" style:parent-style-name="Standard">
      <style:text-properties officeooo:rsid="001c425c" officeooo:paragraph-rsid="001d9505"/>
    </style:style>
    <style:style style:name="P11" style:family="paragraph" style:parent-style-name="Standard">
      <style:text-properties officeooo:rsid="002000d1" officeooo:paragraph-rsid="002000d1"/>
    </style:style>
    <style:style style:name="T1" style:family="text">
      <style:text-properties officeooo:rsid="0013812c"/>
    </style:style>
    <style:style style:name="T2" style:family="text">
      <style:text-properties officeooo:rsid="0015954b"/>
    </style:style>
    <style:style style:name="T3" style:family="text">
      <style:text-properties officeooo:rsid="0015b729"/>
    </style:style>
    <style:style style:name="T4" style:family="text">
      <style:text-properties officeooo:rsid="001a36db"/>
    </style:style>
    <style:style style:name="T5" style:family="text">
      <style:text-properties officeooo:rsid="001d9505"/>
    </style:style>
    <style:style style:name="T6" style:family="text">
      <style:text-properties officeooo:rsid="0021649f"/>
    </style:style>
    <style:style style:name="T7" style:family="text">
      <style:text-properties officeooo:rsid="0021e9e0"/>
    </style:style>
    <style:style style:name="T8" style:family="text">
      <style:text-properties officeooo:rsid="0022d614"/>
    </style:style>
    <style:style style:name="T9" style:family="text">
      <style:text-properties officeooo:rsid="00245923"/>
    </style:style>
    <style:style style:name="T10" style:family="text">
      <style:text-properties officeooo:rsid="00247994"/>
    </style:style>
    <style:style style:name="T11" style:family="text">
      <style:text-properties officeooo:rsid="0027f890"/>
    </style:style>
    <style:style style:name="T12" style:family="text">
      <style:text-properties officeooo:rsid="002b99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introduction</text:span> first point</text:p>
      <text:p text:style-name="P1"><text:s/></text:p>
      <text:p text:style-name="P2">our world have been shifted from the state of having limited number of <text:span text:style-name="T1">expensive </text:span>computer<text:span text:style-name="T1">s</text:span> with <text:span text:style-name="T1">high performance processing units</text:span> to a world with <text:span text:style-name="T1">enormous</text:span> number of <text:s/><text:span text:style-name="T1">cheap entities</text:span> wi<text:span text:style-name="T1">t</text:span>h limited processing capabilities <text:span text:style-name="T2">that we call things</text:span>,basically this was the basis of IoT . <text:span text:style-name="T1">A</text:span> source of communication between those <text:span text:style-name="T1">e</text:span>ntities <text:span text:style-name="T1">was required</text:span> which led us to create <text:span text:style-name="T1">IEEE</text:span> 802.15.4 .<text:line-break/><text:line-break/><text:span text:style-name="T1">IEEE 802.15.4 <text:s/>standard was created to offer the lower network layers (PHY and MAC) for a low cost and low speed communication, the contribution of this standard wasn’t limited to the reduction of the power consumption but also this standard used techniques to reduced <text:s/>the manufacturing costs. All of this was achieved while keeping good reliability in the network. </text:span></text:p>
      <text:p text:style-name="P2"/>
      <text:p text:style-name="P3"><text:span text:style-name="T3">In 2012 the work of IETF (Internet Engineering Task Force) was approved, and the TSCH (Time-Slotted Channel Hopping) was added to media access layer of IEEE 802.15.4e. TSCH is Time-slotted where we have a periodic slot-frame that will repeat itself every specific period , this slot-frame is split into time-slots enough to send the maximum frame length from node TX to node RX while assuring synchronization between nodes. Also TSCH uses channel hopping , where the bandwidth is split over multi channels, More nodes can communicate at the same time-slot using different channels identified by different channel offsets. Two nodes willing to communicate will pick up a cell from the TSCH table , this cell is defined by the number of time-slot (0→slot-frame length) and channel offset, we have to distinguish two types of TSCH cells : the shared cells where all the nodes are listening or sending, and the dedicated cells for a specific communication between two neighbor nodes . </text:span></text:p>
      <text:p text:style-name="P9"/>
      <text:p text:style-name="P10">Since we are speaking about millions of nodes, sensors, things that should be connected to the Internet large scaling capabilities <text:span text:style-name="T6">is</text:span> required that induce the merging of <text:s/>IPv6 <text:s/>with the already existing IEEE 802.15.4<text:span text:style-name="T6">e</text:span> TSCH, <text:span text:style-name="T5">this was the focus of IETF Working Group by creating 6TiSCH architecture to enable IPv6 over TSCH.</text:span></text:p>
      <text:p text:style-name="P10"/>
      <text:p text:style-name="P10"/>
      <text:p text:style-name="P10"/>
      <text:p text:style-name="P10"/>
      <text:p text:style-name="P10">**************** <text:span text:style-name="T12">image of the abstraction layers of WSN *********************</text:span></text:p>
      <text:p text:style-name="P10"/>
      <text:p text:style-name="P10"/>
      <text:p text:style-name="P10"/>
      <text:p text:style-name="P10"/>
      <text:p text:style-name="P11">In this paper we are concerned about the 6TiSCH operation sublayer <text:span text:style-name="T7">(6top) </text:span>that <text:s/>allow neighbor nodes to add/delete TSCH dedicated cells <text:span text:style-name="T9">and also we are concerned about the scheduling function which’s responsible for selecting the cells to assign for nodes <text:s/></text:span>. Since we are working in a distributed system where we have no centralized entities to monitor the whole network <text:s/>the resource allocation process of adding or deleting cells is done locally using the communication between the neighbor <text:s/>nodes in the shared cells.</text:p>
      <text:p text:style-name="P11"/>
      <text:p text:style-name="P4"><text:span text:style-name="T10">introduction</text:span> <text:span text:style-name="T8">second </text:span><text:s/>point <text:line-break/></text:p>
      <text:p text:style-name="P5"><text:span text:style-name="T10">The scheduling function in 6top is responsible for selecting cells from the TSCH schedule to be assigned to the pair of nodes asking for new communication cells , this process have to take into consideration many factors like latency on the end-to-end transmission and the probability of collision, most of the existing scheduling functions use random selection of the cells taking to account only the cells used by the Tx and Rx nodes. As far as we know none of the implemented </text:span><text:soft-page-break/><text:span text:style-name="T10">scheduling function took into account the cells reserved by the neighbors in a fully distributed system mainly because the communication with the non-related neighbors is not configured. </text:span></text:p>
      <text:p text:style-name="P5"/>
      <text:p text:style-name="P7"><text:span text:style-name="T11">Since the selected cells by the nodes is ignoring <text:s/>the cells reserved by the neighbors, the network is not immune from collision in the dedicated such that two neighbor nodes can select the same cell that leads to collision and the drop of one of the sent packets or both of them. Our work and contributions through this paper is to improve and solve the problem of collision between neighbor nodes in dedicated cells. <text:line-break/><text:line-break/> <text:s/>Our solution is based on taking the neighbor nodes reserved cells into account when reserving a new cells , <text:s/>since we are working in a distributed system where all the information a node knows about the network is just the information of it’s parent,children and itself and communication is limited also to the parent and children which made the problem more challenging and less straightforward, more over we have to take the latency and the contention in the shared slot into account while implementing our approach.</text:span></text:p>
      <text:p text:style-name="P7"/>
      <text:p text:style-name="P8"><text:span text:style-name="T12">The solution implemented by us have <text:s/>shown a reduction of 66% in the number of collided Tx cells, and … % reduction of the number collided packets , in addition of the reduction of the interference in the network. <text:line-break/><text:line-break/>The main contributions of our papers are : <text:line-break/><text:line-break/>1- implementing a way to collect and reserve the reserved cells by neighbor without introducing any overhead to the network. </text:span></text:p>
      <text:p text:style-name="P8"/>
      <text:p text:style-name="P8"><text:span text:style-name="T12"><text:line-break/><text:line-break/>2- update in the way 6top add and delete cells</text:span></text:p>
      <text:p text:style-name="P7"/>
      <text:p text:style-name="P7"/>
      <text:p text:style-name="P7"/>
      <text:p text:style-name="P7">3- scheduling function that takes the reserved cells by the neighbor into account. </text:p>
      <text:p text:style-name="P7"/>
      <text:p text:style-name="P7"/>
      <text:p text:style-name="P7"/>
      <text:p text:style-name="P7"/>
      <text:p text:style-name="P6"/>
      <text:p text:style-name="P6"/>
      <text:p text:style-name="P6"/>
      <text:p text:style-name="P6"><text:span text:style-name="T11"><text:line-break/><text:line-break/> </text:span><text:line-break/></text:p>
      <text:p text:style-name="P11"/>
      <text:p text:style-name="P3"/>
      <text:p text:style-name="P3"><text:span text:style-name="T4"><text:line-break/><text:line-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Mono" svg:font-family="'PT Mono', Monac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09:56:35.048736141</meta:creation-date>
    <dc:date>2017-05-10T17:55:15.622190786</dc:date>
    <meta:editing-duration>PT3H25M10S</meta:editing-duration>
    <meta:editing-cycles>15</meta:editing-cycles>
    <meta:generator>LibreOffice/5.1.6.2$Linux_X86_64 LibreOffice_project/10m0$Build-2</meta:generator>
    <meta:document-statistic meta:table-count="0" meta:image-count="0" meta:object-count="0" meta:page-count="2" meta:paragraph-count="15" meta:word-count="790" meta:character-count="4829" meta:non-whitespace-character-count="4012"/>
  </office:meta>
</office:document-meta>
</file>